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11C00000040BD917FFE.eps"/>
  <manifest:file-entry manifest:media-type="" manifest:full-path="Pictures/20000002000001F10000003C1450BB96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text-properties fo:font-size="32pt" fo:language="ru" fo:country="RU" style:font-size-asian="32pt" style:font-size-complex="32pt"/>
    </style:style>
    <style:style style:name="P2" style:family="paragraph">
      <style:paragraph-properties fo:text-align="end"/>
      <style:text-properties fo:font-size="32pt" fo:language="ru" fo:country="RU" style:font-size-asian="32pt" style:font-size-complex="32pt"/>
    </style:style>
    <style:style style:name="P3" style:family="paragraph">
      <style:text-properties fo:language="ru" fo:country="RU"/>
    </style:style>
    <style:style style:name="P4" style:family="paragraph">
      <style:paragraph-properties fo:text-align="center"/>
    </style:style>
    <style:style style:name="T1" style:family="text">
      <style:text-properties fo:font-size="32pt" fo:language="ru" fo:country="RU" style:font-size-asian="32pt" style:font-size-complex="32pt"/>
    </style:style>
    <style:style style:name="T2" style:family="text">
      <style:text-properties fo:language="ru" fo:country="R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 text:style-name="P1"><text:span text:style-name="T1"><text:s text:c="5"/></text:span><text:span text:style-name="T1">Разработка набора инструментов для поиска электронных книг в Интернете. Серверная часть, обеспечивающая верификацию, обновление данных и взаимодействие с клиентскими программами </text:span></text:p>
            <text:p text:style-name="P1"><text:span text:style-name="T1">И пользователем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>Студентка Е. А. Тузова</text:span></text:p>
            <text:p text:style-name="P2"><text:span text:style-name="T1">Руководитель Н. М. Пульцин</text:span></text:p>
            <text:p text:style-name="P2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256cm" svg:x="1.4cm" svg:y="0.962cm" presentation:class="title">
          <draw:text-box>
            <text:p text:style-name="P3"><text:span text:style-name="T2">План рассказа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Описание проблемы</text:span></text:p>
              </text:list-item>
              <text:list-item>
                <text:p><text:span text:style-name="T2">Обзор существующих</text:span> <text:span text:style-name="T2">решений</text:span></text:p>
              </text:list-item>
              <text:list-item>
                <text:p><text:span text:style-name="T2">Описание системы в целом</text:span></text:p>
              </text:list-item>
              <text:list-item>
                <text:p><text:span text:style-name="T2">Описание внутренней структуры системы</text:span></text:p>
                <text:p><text:span text:style-name="T2"/></text:p>
              </text:list-item>
              <text:list-item>
                <text:p><text:span text:style-name="T2">Задачи</text:span></text:p>
              </text:list-item>
              <text:list-item>
                <text:p><text:span text:style-name="T2">Задача обновления информации</text:span></text:p>
              </text:list-item>
              <text:list-item>
                <text:p><text:span text:style-name="T2">Задача определения жанра книги</text:span></text:p>
                <text:p><text:span text:style-name="T2"/></text:p>
              </text:list-item>
              <text:list-item>
                <text:p><text:span text:style-name="T2">Заключени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3.256cm" svg:x="1.4cm" svg:y="0.962cm" presentation:class="title">
          <draw:text-box>
            <text:p text:style-name="P3"><text:span text:style-name="T2">Описание проблемы</text:span>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2">История (библиотеки, книжные магазины)</text:span></text:p>
              </text:list-item>
              <text:list-item>
                <text:p text:style-name="P3"><text:span text:style-name="T2">Интернет (электронные библиотеки)</text:span></text:p>
              </text:list-item>
              <text:list-item>
                <text:p text:style-name="P3"><text:span text:style-name="T2">Проблема поиска</text:span></text:p>
              </text:list-item>
              <text:list-item>
                <text:p text:style-name="P3"><text:span text:style-name="T2">Проблема единого интерфейса</text:span></text:p>
              </text:list-item>
              <text:list-item>
                <text:p text:style-name="P3"><text:span text:style-name="T2">Проблема многих форматов книг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list text:style-name="L2">
              <text:list-header>
                <text:p><text:span text:style-name="T2">Обзор существующих</text:span> <text:span text:style-name="T2">решений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Google books</text:p>
              </text:list-item>
              <text:list-item>
                <text:p><text:span text:style-name="T2">Проект eBdb</text:span></text:p>
              </text:list-item>
              <text:list-item>
                <text:p><text:span text:style-name="T2">Amazon Kindle, Sony Reader</text:span></text:p>
              </text:list-item>
              <text:list-item>
                <text:p><text:span text:style-name="T2">OPDS</text:span></text:p>
                <text:p><text:span text:style-name="T2"/></text:p>
              </text:list-item>
              <text:list-item>
                <text:p><text:span text:style-name="T2">BookSer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list text:style-name="L2">
              <text:list-header>
                <text:p><text:span text:style-name="T2">Описание системы в целом</text:span></text:p>
              </text:list-header>
            </text:list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2">Сервер и клиентская часть</text:span></text:p>
              </text:list-item>
            </text:list>
          </draw:text-box>
        </draw:frame>
        <draw:frame draw:style-name="gr2" draw:text-style-name="P4" draw:layer="layout" svg:width="19.685cm" svg:height="7.778cm" svg:x="2.54cm" svg:y="8.89cm">
          <draw:image xlink:href="Pictures/200000020000011C00000040BD917FFE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473cm" svg:x="1.4cm" svg:y="0.854cm" presentation:class="title" presentation:user-transformed="true">
          <draw:text-box>
            <text:list text:style-name="L2">
              <text:list-header>
                <text:p><text:span text:style-name="T2">Описание внутренней структуры системы</text:span></text:p>
              </text:list-header>
            </text:list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Описание сервера</text:span></text:p>
                <text:p text:style-name="P3"><text:span text:style-name="T2"/></text:p>
              </text:list-item>
            </text:list>
          </draw:text-box>
        </draw:frame>
        <draw:frame draw:style-name="gr2" draw:text-style-name="P4" draw:layer="layout" svg:width="24.13cm" svg:height="5.08cm" svg:x="1.905cm" svg:y="9.525cm">
          <draw:image xlink:href="Pictures/20000002000001F10000003C1450BB9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<text:span text:style-name="T2">Задачи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Задача обновления информации</text:span></text:p>
              </text:list-item>
              <text:list-item>
                <text:p><text:span text:style-name="T2">Задача верификации данных</text:span></text:p>
              </text:list-item>
              <text:list-item>
                <text:p><text:span text:style-name="T2">Задача предоставления информаци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256cm" svg:x="1.4cm" svg:y="0.962cm" presentation:class="title" presentation:user-transformed="true">
          <draw:text-box>
            <text:list text:style-name="L2">
              <text:list-header>
                <text:p><text:span text:style-name="T2">Задача обновления информации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определение жанра книги</text:span></text:p>
              </text:list-item>
              <text:list-item>
                <text:p><text:span text:style-name="T2">Поиск информации на внешних ресурсах</text:span></text:p>
              </text:list-item>
              <text:list-item>
                <text:p><text:span text:style-name="T2">Извлечение информации из форматов epub и fb2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list text:style-name="L2">
              <text:list-header>
                <text:p><text:span text:style-name="T2">Задача определения жанра книги</text:span></text:p>
              </text:list-header>
            </text:list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2">Постановка</text:span></text:p>
              </text:list-item>
              <text:list-item>
                <text:p text:style-name="P3"><text:span text:style-name="T2">Сравнение разных техник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 text:style-name="P3"><text:span text:style-name="T2">Реализация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<text:span text:style-name="T2">Заключение</text:span>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Для обновления информации реализован самообучающийся классификатор, позволяющий предсказать жанр книги по её аннотации.</text:span></text:p>
              </text:list-item>
              <text:list-item>
                <text:p text:style-name="P3"><text:span text:style-name="T2">Реализован поиск дополнительной информации и извлечение информации из форматов ePub и FB2</text:span></text:p>
              </text:list-item>
              <text:list-item>
                <text:p text:style-name="P3"><text:span text:style-name="T2">Усовершенствован стандартный интерфейс администратора, предоставляемый фреймворком Django.</text:span></text:p>
              </text:list-item>
              <text:list-item>
                <text:p text:style-name="P3"><text:span text:style-name="T2">Реализовано предоставление данных в xHTML виде для пользователей и по протоколу OPDS для клиентских программ.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23T21:58:58</meta:creation-date>
    <meta:editing-duration>PT11H33M40S</meta:editing-duration>
    <meta:editing-cycles>19</meta:editing-cycles>
    <dc:date>2010-05-24T09:32:19</dc:date>
    <meta:generator>OpenOffice.org/3.2$Unix OpenOffice.org_project/320m12$Build-9483</meta:generator>
    <meta:document-statistic meta:object-count="62"/>
  </office:meta>
</office:document-meta>
</file>